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.A3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5.399cm" table:align="left" style:writing-mode="lr-tb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12.779cm"/>
    </style:style>
    <style:style style:name="Table1.A1" style:family="table-cell">
      <style:table-cell-properties style:vertical-align="middle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1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4" style:family="paragraph" style:parent-style-name="Title">
      <style:paragraph-properties fo:margin-top="0.212cm" fo:margin-bottom="0cm" fo:text-align="end" style:justify-single-word="false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3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26" style:family="paragraph" style:parent-style-name="Título_20_4_20__2b__20_12_20_pt">
      <style:paragraph-properties fo:margin-left="2.752cm" fo:margin-right="0cm" fo:text-indent="0cm" style:auto-text-indent="false"/>
    </style:style>
    <style:style style:name="P27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28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9" style:family="paragraph" style:parent-style-name="Text_20_body">
      <style:paragraph-properties fo:margin-left="2.752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0" style:family="paragraph" style:parent-style-name="Standard">
      <style:text-properties style:language-asian="en" style:country-asian="US"/>
    </style:style>
    <style:style style:name="P3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2" style:family="paragraph" style:parent-style-name="Standard">
      <style:text-properties fo:language="pt" fo:country="BR" style:language-complex="ar" style:country-complex="SA"/>
    </style:style>
    <style:style style:name="P33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34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35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36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7" style:family="paragraph" style:parent-style-name="Contents_20_3">
      <style:paragraph-properties>
        <style:tab-stops>
          <style:tab-stop style:position="1.482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38" style:family="paragraph" style:parent-style-name="Título_20_4_20__2b__20_12_20_pt">
      <style:text-properties fo:language="pt" fo:country="BR" style:language-complex="ar" style:country-complex="SA"/>
    </style:style>
    <style:style style:name="P39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0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41" style:family="paragraph" style:parent-style-name="RUP_20_Instruções">
      <style:paragraph-properties fo:margin-left="1.48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42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3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44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45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4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7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48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49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0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1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2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53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4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55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56" style:family="paragraph" style:parent-style-name="Standard">
      <style:paragraph-properties fo:margin-left="1.69cm" fo:margin-right="0cm" fo:text-indent="0cm" style:auto-text-indent="false"/>
      <style:text-properties fo:language="pt" fo:country="BR" style:language-complex="ar" style:country-complex="SA"/>
    </style:style>
    <style:style style:name="P57" style:family="paragraph" style:parent-style-name="Heading_20_6">
      <style:paragraph-properties fo:margin-left="1.69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8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59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60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61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62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63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64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65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6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67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68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69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</style:style>
    <style:style style:name="P70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71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72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73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4" style:family="paragraph" style:parent-style-name="Heading_20_3">
      <style:paragraph-properties fo:margin-left="3.493cm" fo:margin-right="0cm" fo:text-indent="0cm" style:auto-text-indent="false"/>
      <style:text-properties fo:color="#000000" fo:language="pt" fo:country="BR" style:language-complex="ar" style:country-complex="SA"/>
    </style:style>
    <style:style style:name="P75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76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77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8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9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0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1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82" style:family="paragraph" style:parent-style-name="Título_20_4_20__2b__20_12_20_pt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83" style:family="paragraph" style:parent-style-name="RUP_20_Corpo_20_1">
      <style:text-properties fo:language="pt" fo:country="BR" style:language-complex="ar" style:country-complex="SA"/>
    </style:style>
    <style:style style:name="P84" style:family="paragraph" style:parent-style-name="Contents_20_4">
      <style:paragraph-properties>
        <style:tab-stops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85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86" style:family="paragraph" style:parent-style-name="Text_20_body">
      <style:paragraph-properties fo:margin-left="1.48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7" style:family="paragraph" style:parent-style-name="Text_20_body">
      <style:paragraph-properties fo:margin-left="1.48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8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89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90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91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92" style:family="paragraph" style:parent-style-name="Text_20_body">
      <style:paragraph-properties fo:margin-left="2.54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93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4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95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6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/>
    </style:style>
    <style:style style:name="P97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98" style:family="paragraph" style:parent-style-name="RUP_20_Corpo_20_1">
      <style:paragraph-properties fo:margin-left="0.619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99" style:family="paragraph" style:parent-style-name="Text_20_body">
      <style:paragraph-properties fo:margin-left="0.619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0" style:family="paragraph" style:parent-style-name="RUP_20_Corpo_20_1">
      <style:paragraph-properties fo:margin-left="0.63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01" style:family="paragraph" style:parent-style-name="Título_20_4_20__2b__20_12_20_pt">
      <style:paragraph-properties fo:margin-left="2.759cm" fo:margin-right="0cm" fo:text-align="justify" style:justify-single-word="false" fo:text-indent="0cm" style:auto-text-indent="false"/>
      <style:text-properties fo:font-size="10pt" fo:language="pt" fo:country="BR" fo:font-weight="normal" style:font-size-asian="10pt" style:font-weight-asian="normal" style:font-size-complex="10pt" style:language-complex="ar" style:country-complex="SA" style:font-weight-complex="normal"/>
    </style:style>
    <style:style style:name="P102" style:family="paragraph" style:parent-style-name="Table_20_Contents">
      <style:paragraph-properties fo:margin-top="0cm" fo:margin-bottom="0.499cm" fo:text-align="center" style:justify-single-word="false" fo:padding-left="0.049cm" fo:padding-right="0cm" fo:padding-top="0.049cm" fo:padding-bottom="0.049cm" fo:border-left="0.035cm solid #000000" fo:border-right="none" fo:border-top="0.035cm solid #000000" fo:border-bottom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103" style:family="paragraph" style:parent-style-name="Table_20_Contents">
      <style:paragraph-properties fo:margin-top="0cm" fo:margin-bottom="0.499cm" fo:text-align="center" style:justify-single-word="false" fo:padding="0.049cm" fo:border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104" style:family="paragraph" style:parent-style-name="Table_20_Contents">
      <style:paragraph-properties fo:margin-top="0cm" fo:margin-bottom="0.499cm" fo:text-align="justify" style:justify-single-word="false" fo:padding-left="0.049cm" fo:padding-right="0cm" fo:padding-top="0cm" fo:padding-bottom="0.049cm" fo:border-left="0.035cm solid #000000" fo:border-right="none" fo:border-top="none" fo:border-bottom="0.035cm solid #000000"/>
      <style:text-properties style:font-name="Arial" fo:font-size="10pt" style:font-size-asian="10pt" style:font-size-complex="10pt"/>
    </style:style>
    <style:style style:name="P105" style:family="paragraph" style:parent-style-name="Table_20_Contents">
      <style:paragraph-properties fo:margin-top="0cm" fo:margin-bottom="0.499cm" fo:text-align="justify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Arial" fo:font-size="10pt" style:font-size-asian="10pt" style:font-size-complex="10pt"/>
    </style:style>
    <style:style style:name="P106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107" style:family="paragraph" style:parent-style-name="Table_20_Contents">
      <style:paragraph-properties fo:margin-top="0cm" fo:margin-bottom="0.499cm" fo:text-align="justify" style:justify-single-word="false" fo:padding-left="0.049cm" fo:padding-right="0cm" fo:padding-top="0cm" fo:padding-bottom="0.049cm" fo:border-left="0.035cm solid #000000" fo:border-right="none" fo:border-top="none" fo:border-bottom="0.035cm solid #000000"/>
      <style:text-properties style:font-name="Arial" fo:font-size="10pt" style:font-size-asian="10pt" style:font-size-complex="10pt"/>
    </style:style>
    <style:style style:name="P108" style:family="paragraph" style:parent-style-name="Table_20_Contents">
      <style:paragraph-properties fo:margin-top="0cm" fo:margin-bottom="0.499cm" fo:text-align="justify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Arial" fo:font-size="10pt" style:font-size-asian="10pt" style:font-size-complex="10pt"/>
    </style:style>
    <style:style style:name="P109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110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</style:style>
    <style:style style:name="P111" style:family="paragraph" style:parent-style-name="RUP_20_Corpo_20_2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12" style:family="paragraph" style:parent-style-name="RUP_20_Corpo_20_2" style:list-style-name="L5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13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14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15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16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17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18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19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20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21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22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23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24" style:family="paragraph" style:parent-style-name="RUP_20_Corpo_20_2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125" style:family="paragraph" style:parent-style-name="RUP_20_Corpo_20_2">
      <style:paragraph-properties fo:margin-left="2.752cm" fo:margin-right="0cm" fo:text-align="justify" style:justify-single-word="false" fo:text-indent="0cm" style:auto-text-indent="false"/>
    </style:style>
    <style:style style:name="P126" style:family="paragraph" style:parent-style-name="RUP_20_Corpo_20_2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27" style:family="paragraph" style:parent-style-name="RUP_20_Corpo_20_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font-style="normal" style:font-size-asian="10pt" style:font-size-complex="10pt"/>
    </style:style>
    <style:style style:name="P128" style:family="paragraph" style:parent-style-name="RUP_20_Corpo_20_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29" style:family="paragraph" style:parent-style-name="RUP_20_Corpo_20_2" style:list-style-name="L7">
      <style:paragraph-properties fo:margin-left="2.739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30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31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32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33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34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35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136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137" style:family="paragraph" style:parent-style-name="RUP_20_Instruções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138" style:family="paragraph" style:parent-style-name="RUP_20_Instruções">
      <style:paragraph-properties fo:margin-left="1.48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139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font-size="10pt" fo:language="pt" fo:country="BR" style:font-size-asian="10pt" style:language-complex="ar" style:country-complex="SA"/>
    </style:style>
    <style:style style:name="P140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141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42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43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44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45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46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47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48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49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50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5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52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53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54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55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56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57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58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9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60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61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62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63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64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65" style:family="paragraph" style:parent-style-name="Heading_20_1" style:list-style-name="WW8Num21">
      <style:paragraph-properties fo:margin-left="1.27cm" fo:margin-right="0cm" fo:margin-top="0cm" fo:margin-bottom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66" style:family="paragraph" style:parent-style-name="Heading_20_1" style:list-style-name="WW8Num2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67" style:family="paragraph" style:parent-style-name="Text_20_body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68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69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0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1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2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3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4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5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6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7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8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9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80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81" style:family="paragraph" style:parent-style-name="Text_20_body" style:list-style-name="L3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82" style:family="paragraph" style:parent-style-name="Text_20_body" style:list-style-name="L3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83" style:family="paragraph" style:parent-style-name="Text_20_body" style:list-style-name="L3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84" style:family="paragraph" style:parent-style-name="Text_20_body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85" style:family="paragraph" style:parent-style-name="Text_20_body" style:list-style-name="L4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86" style:family="paragraph" style:parent-style-name="Text_20_body" style:list-style-name="L4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87" style:family="paragraph" style:parent-style-name="Text_20_body" style:list-style-name="L4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88" style:family="paragraph" style:parent-style-name="Text_20_body" style:list-style-name="L4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89" style:family="paragraph" style:parent-style-name="Text_20_body">
      <style:paragraph-properties fo:margin-left="2.752cm" fo:margin-right="0cm" fo:margin-top="0cm" fo:margin-bottom="0cm" fo:text-align="justify" style:justify-single-word="false" fo:text-indent="0cm" style:auto-text-indent="false"/>
    </style:style>
    <style:style style:name="P190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language-complex="ar" style:country-complex="SA" style:font-style-complex="italic"/>
    </style:style>
    <style:style style:name="T6" style:family="text">
      <style:text-properties fo:language="pt" fo:country="BR" style:font-name-complex="Arial" style:language-complex="ar" style:country-complex="SA"/>
    </style:style>
    <style:style style:name="T7" style:family="text">
      <style:text-properties fo:font-size="16pt" fo:language="pt" fo:country="BR" fo:font-weight="normal" style:font-size-asian="16pt" style:font-weight-asian="normal" style:font-size-complex="16pt"/>
    </style:style>
    <style:style style:name="T8" style:family="text">
      <style:text-properties fo:font-size="16pt" fo:language="pt" fo:country="BR" style:font-size-asian="16pt" style:font-size-complex="16pt"/>
    </style:style>
    <style:style style:name="T9" style:family="text">
      <style:text-properties fo:font-size="10pt" fo:font-weight="normal" style:font-size-asian="10pt" style:language-asian="zxx" style:country-asian="none" style:font-weight-asian="normal"/>
    </style:style>
    <style:style style:name="T10" style:family="text">
      <style:text-properties fo:font-size="10pt" fo:font-weight="normal" style:font-size-asian="10pt" style:language-asian="zxx" style:country-asian="none" style:font-weight-asian="normal" style:font-name-complex="Arial"/>
    </style:style>
    <style:style style:name="T11" style:family="text">
      <style:text-properties fo:color="#008000" fo:font-size="10pt" style:font-size-asian="10pt" style:language-asian="zxx" style:country-asian="none"/>
    </style:style>
    <style:style style:name="T12" style:family="text">
      <style:text-properties style:font-name="Arial" fo:font-size="12pt" fo:language="pt" fo:country="BR" style:font-size-asian="12pt" style:language-complex="ar" style:country-complex="SA"/>
    </style:style>
    <style:style style:name="T13" style:family="text">
      <style:text-properties style:font-name="Arial" fo:font-size="10pt" fo:language="pt" fo:country="BR" style:font-size-asian="10pt" style:font-size-complex="10pt" style:language-complex="ar" style:country-complex="SA"/>
    </style:style>
    <style:style style:name="T14" style:family="text">
      <style:text-properties style:font-name="Arial" style:font-name-complex="Arial"/>
    </style:style>
    <style:style style:name="T15" style:family="text">
      <style:text-properties fo:color="#000000" fo:font-size="10pt" fo:font-weight="normal" style:font-size-asian="10pt" style:language-asian="zxx" style:country-asian="none" style:font-weight-asian="normal"/>
    </style:style>
    <style:style style:name="T16" style:family="text">
      <style:text-properties fo:color="#000000" fo:font-style="normal" style:font-style-asian="normal"/>
    </style:style>
    <style:style style:name="T17" style:family="text"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T18" style:family="text">
      <style:text-properties fo:color="#0000cc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5">
      <text:list-level-style-bullet text:level="1" text:style-name="Bullet_20_Symbols" style:num-suffix=")" text:bullet-char="●">
        <style:text-properties style:font-name="StarSymbol"/>
      </text:list-level-style-bullet>
      <text:list-level-style-bullet text:level="2" text:style-name="Bullet_20_Symbols" style:num-suffix=")" text:bullet-char="●">
        <style:text-properties style:font-name="StarSymbol"/>
      </text:list-level-style-bullet>
      <text:list-level-style-bullet text:level="3" text:style-name="Bullet_20_Symbols" style:num-suffix=")" text:bullet-char="●">
        <style:text-properties style:font-name="StarSymbol"/>
      </text:list-level-style-bullet>
      <text:list-level-style-bullet text:level="4" text:style-name="Bullet_20_Symbols" style:num-suffix=")" text:bullet-char="●">
        <style:text-properties style:font-name="StarSymbol"/>
      </text:list-level-style-bullet>
      <text:list-level-style-bullet text:level="5" text:style-name="Bullet_20_Symbols" style:num-suffix=")" text:bullet-char="●">
        <style:text-properties style:font-name="StarSymbol"/>
      </text:list-level-style-bullet>
      <text:list-level-style-bullet text:level="6" text:style-name="Bullet_20_Symbols" style:num-suffix=")" text:bullet-char="●">
        <style:text-properties style:font-name="StarSymbol"/>
      </text:list-level-style-bullet>
      <text:list-level-style-bullet text:level="7" text:style-name="Bullet_20_Symbols" style:num-suffix=")" text:bullet-char="●">
        <style:text-properties style:font-name="StarSymbol"/>
      </text:list-level-style-bullet>
      <text:list-level-style-bullet text:level="8" text:style-name="Bullet_20_Symbols" style:num-suffix=")" text:bullet-char="●">
        <style:text-properties style:font-name="StarSymbol"/>
      </text:list-level-style-bullet>
      <text:list-level-style-bullet text:level="9" text:style-name="Bullet_20_Symbols" style:num-suffix=")" text:bullet-char="●">
        <style:text-properties style:font-name="StarSymbol"/>
      </text:list-level-style-bullet>
      <text:list-level-style-bullet text:level="10" text:style-name="Bullet_20_Symbols" style:num-suffix=")" text:bullet-char="●"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text-properties style:font-name="StarSymbol1"/>
      </text:list-level-style-bullet>
      <text:list-level-style-bullet text:level="2" text:style-name="Bullet_20_Symbols" style:num-suffix="." text:bullet-char="•">
        <style:text-properties style:font-name="StarSymbol1"/>
      </text:list-level-style-bullet>
      <text:list-level-style-bullet text:level="3" text:style-name="Bullet_20_Symbols" style:num-suffix="." text:bullet-char="•">
        <style:text-properties style:font-name="StarSymbol1"/>
      </text:list-level-style-bullet>
      <text:list-level-style-bullet text:level="4" text:style-name="Bullet_20_Symbols" style:num-suffix="." text:bullet-char="•">
        <style:text-properties style:font-name="StarSymbol1"/>
      </text:list-level-style-bullet>
      <text:list-level-style-bullet text:level="5" text:style-name="Bullet_20_Symbols" style:num-suffix="." text:bullet-char="•">
        <style:text-properties style:font-name="StarSymbol1"/>
      </text:list-level-style-bullet>
      <text:list-level-style-bullet text:level="6" text:style-name="Bullet_20_Symbols" style:num-suffix="." text:bullet-char="•">
        <style:text-properties style:font-name="StarSymbol1"/>
      </text:list-level-style-bullet>
      <text:list-level-style-bullet text:level="7" text:style-name="Bullet_20_Symbols" style:num-suffix="." text:bullet-char="•">
        <style:text-properties style:font-name="StarSymbol1"/>
      </text:list-level-style-bullet>
      <text:list-level-style-bullet text:level="8" text:style-name="Bullet_20_Symbols" style:num-suffix="." text:bullet-char="•">
        <style:text-properties style:font-name="StarSymbol1"/>
      </text:list-level-style-bullet>
      <text:list-level-style-bullet text:level="9" text:style-name="Bullet_20_Symbols" style:num-suffix="." text:bullet-char="•">
        <style:text-properties style:font-name="StarSymbol1"/>
      </text:list-level-style-bullet>
      <text:list-level-style-bullet text:level="10" text:style-name="Bullet_20_Symbols" style:num-suffix="." text:bullet-char="•"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1"/>
      <text:p text:style-name="P10"/>
      <text:p text:style-name="P10"/>
      <text:p text:style-name="P10"/>
      <text:p text:style-name="P30"/>
      <text:p text:style-name="P12">Termo de Abertura</text:p>
      <text:p text:style-name="P17"/>
      <text:p text:style-name="P31"/>
      <text:p text:style-name="P31"/>
      <text:p text:style-name="P31"/>
      <text:p text:style-name="P31"/>
      <text:p text:style-name="P12">Sistema de Cadastro e Controle para Consultório Odontológico (SCO) - Versão X.X</text:p>
      <text:p text:style-name="P15">Iteração XX- Release X.X</text:p>
      <text:p text:style-name="P31"/>
      <text:p text:style-name="P31"/>
      <text:p text:style-name="P31"/>
      <text:p text:style-name="P31"/>
      <text:p text:style-name="P31"/>
      <text:p text:style-name="P14"><text:span text:style-name="T7">Versão do Documento:</text:span><text:span text:style-name="T8"> X.X</text:span></text:p>
      <text:p text:style-name="P31"/>
      <text:p text:style-name="P31"/>
      <text:p text:style-name="P31"/>
      <text:p text:style-name="P16"/>
      <text:p text:style-name="P13"/>
      <text:section text:style-name="Sect1" text:name="Seção1">
        <text:p text:style-name="Standard"/>
      </text:section>
      <text:section text:style-name="Sect2" text:name="Seção2">
        <text:p text:style-name="P33"/>
        <text:p text:style-name="P60">Histórico de Revisão</text:p>
        <text:p text:style-name="P32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62">Data</text:p>
            </table:table-cell>
            <table:table-cell table:style-name="Tabela2.A1" office:value-type="string">
              <text:p text:style-name="P68">Versão do Documento</text:p>
            </table:table-cell>
            <table:table-cell table:style-name="Tabela2.A1" office:value-type="string">
              <text:p text:style-name="P62">Descrição</text:p>
            </table:table-cell>
            <table:table-cell table:style-name="Tabela2.D1" office:value-type="string">
              <text:p text:style-name="P62">Autor</text:p>
            </table:table-cell>
          </table:table-row>
          <table:table-row table:style-name="Tabela2.1">
            <table:table-cell table:style-name="Tabela2.A2" office:value-type="string">
              <text:p text:style-name="P64">03/03/2010</text:p>
            </table:table-cell>
            <table:table-cell table:style-name="Tabela2.A2" office:value-type="string">
              <text:p text:style-name="P64"/>
            </table:table-cell>
            <table:table-cell table:style-name="Tabela2.A2" office:value-type="string">
              <text:p text:style-name="P66">Inicio da produção deste documento</text:p>
            </table:table-cell>
            <table:table-cell table:style-name="Tabela2.D2" office:value-type="string">
              <text:p text:style-name="P64">Vinicius G G R</text:p>
              <text:p text:style-name="P64">Amanda B S</text:p>
            </table:table-cell>
          </table:table-row>
          <table:table-row table:style-name="Tabela2.1">
            <table:table-cell table:style-name="Tabela2.A3" office:value-type="date" office:date-value="2010-03-04">
              <text:p text:style-name="P64">04/03/10</text:p>
            </table:table-cell>
            <table:table-cell table:style-name="Tabela2.A2" office:value-type="string">
              <text:p text:style-name="P64"/>
            </table:table-cell>
            <table:table-cell table:style-name="Tabela2.A2" office:value-type="string">
              <text:p text:style-name="P64">Continuação da elaboração</text:p>
            </table:table-cell>
            <table:table-cell table:style-name="Tabela2.D2" office:value-type="string">
              <text:p text:style-name="P64">Amanda B S</text:p>
              <text:p text:style-name="P64">Vinicius G G R</text:p>
            </table:table-cell>
          </table:table-row>
          <table:table-row table:style-name="Tabela2.1">
            <table:table-cell table:style-name="Tabela2.A2" office:value-type="string">
              <text:p text:style-name="P67">05/03/2010</text:p>
              <text:p text:style-name="P63"/>
            </table:table-cell>
            <table:table-cell table:style-name="Tabela2.A2" office:value-type="string">
              <text:p text:style-name="P64"/>
            </table:table-cell>
            <table:table-cell table:style-name="Tabela2.A2" office:value-type="string">
              <text:p text:style-name="P64">Conclusão da elaboração</text:p>
            </table:table-cell>
            <table:table-cell table:style-name="Tabela2.D2" office:value-type="string">
              <text:p text:style-name="P64">Amanda B S</text:p>
              <text:p text:style-name="P64">Fábio José</text:p>
              <text:p text:style-name="P64">Vinicius G G R</text:p>
            </table:table-cell>
          </table:table-row>
        </table:table>
        <text:p text:style-name="P32"/>
        <text:p text:style-name="P32"/>
        <text:p text:style-name="P11"/>
        <text:p text:style-name="P58">Sumário</text:p>
        <text:p text:style-name="P35"/>
        <text:p text:style-name="P35"/>
        <text:table-of-content text:style-name="Sect3" text:name="Sumário1">
          <text:table-of-content-source text:outline-level="5" text:use-index-marks="false" text:use-index-source-styles="true">
            <text:index-title-template text:style-name="Contents_5f_5f_5f_20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24"><text:a xlink:type="simple" xlink:href="#1.Apresentação do Projeto|outline"><text:span text:style-name="T4">1.Apresentação do Projeto<text:tab/>4</text:span></text:a></text:p>
            <text:p text:style-name="P24"><text:a xlink:type="simple" xlink:href="#2.Um resumo das condições que definem o projeto |outline"><text:span text:style-name="T4">2.Um resumo das condições que definem o projeto <text:tab/>4</text:span></text:a></text:p>
            <text:p text:style-name="P24"><text:a xlink:type="simple" xlink:href="#3.Matriz de Responsabilidades|outline"><text:span text:style-name="T4">3.Matriz de Responsabilidades<text:tab/>4</text:span></text:a></text:p>
            <text:p text:style-name="P24"><text:a xlink:type="simple" xlink:href="#4.Necessidades básicas do trabalho a ser realizado|outline"><text:span text:style-name="T4">4.Necessidades básicas do trabalho a ser realizado<text:tab/>5</text:span></text:a></text:p>
            <text:p text:style-name="P24"><text:a xlink:type="simple" xlink:href="#5.Descrição do Projeto|outline"><text:span text:style-name="T4">5.Descrição do Projeto<text:tab/>5</text:span></text:a></text:p>
            <text:p text:style-name="P37"><text:a xlink:type="simple" xlink:href="#5.1.1.Escopo do Projeto |outline"><text:span text:style-name="T4">5.1.1Escopo do Projeto <text:tab/>5</text:span></text:a></text:p>
            <text:p text:style-name="P37"><text:a xlink:type="simple" xlink:href="#5.1.2.Não-Escopo do Projeto |outline"><text:span text:style-name="T4">5.1.2Não-Escopo do Projeto <text:tab/>5</text:span></text:a></text:p>
            <text:p text:style-name="P37"><text:a xlink:type="simple" xlink:href="#5.1.3.Premissas do Projeto |outline"><text:span text:style-name="T4">5.1.3Premissas do Projeto <text:tab/>5</text:span></text:a></text:p>
            <text:p text:style-name="P37"><text:a xlink:type="simple" xlink:href="#5.1.4.Produto do Projeto |outline"><text:span text:style-name="T4">5.1.4Produto do Projeto <text:tab/>6</text:span></text:a></text:p>
            <text:p text:style-name="P84">5.4.1. Requisitos do Usuário<text:tab/>6</text:p>
            <text:p text:style-name="P25">5.4.1. Requisitos do Usuário<text:tab/>6</text:p>
            <text:p text:style-name="P84">5.4.1.1 [Requisito]<text:tab/>6</text:p>
            <text:p text:style-name="P25">5.4.1.1 [Requisito]<text:tab/>6</text:p>
            <text:p text:style-name="P84">5.4.2. Restrições do produto<text:tab/>6</text:p>
            <text:p text:style-name="P25">5.4.2. Restrições do produto<text:tab/>6</text:p>
            <text:p text:style-name="P84">5.4.3. Critério de qualidade do produto<text:tab/>7</text:p>
            <text:p text:style-name="P25">5.4.3. Critério de qualidade do produto<text:tab/>7</text:p>
            <text:p text:style-name="P37"><text:a xlink:type="simple" xlink:href="#5.1.5.Lista de Riscos|outline"><text:span text:style-name="T4">5.1.5Lista de Riscos<text:tab/>7</text:span></text:a></text:p>
            <text:p text:style-name="P37"><text:a xlink:type="simple" xlink:href="#5.1.6.Prioridades|outline"><text:span text:style-name="T4">5.1.6Prioridades<text:tab/>7</text:span></text:a></text:p>
            <text:p text:style-name="P37"><text:a xlink:type="simple" xlink:href="#5.1.7.Referências|outline"><text:span text:style-name="T4">5.1.7Referências<text:tab/>8</text:span></text:a></text:p>
            <text:p text:style-name="P37"><text:a xlink:type="simple" xlink:href="#5.1.8.Cronograma básico do projeto|outline"><text:span text:style-name="T4">5.1.8Cronograma básico do projeto<text:tab/>8</text:span></text:a></text:p>
            <text:p text:style-name="P37"><text:a xlink:type="simple" xlink:href="#5.1.9.Estimativas iniciais de custo|outline"><text:span text:style-name="T4">5.1.9Estimativas iniciais de custo<text:tab/>8</text:span></text:a></text:p>
            <text:p text:style-name="P24"><text:a xlink:type="simple" xlink:href="#6.Administração|outline"><text:span text:style-name="T4">6.Administração<text:tab/>8</text:span></text:a></text:p>
            <text:p text:style-name="P37"><text:a xlink:type="simple" xlink:href="#6.1.1.Necessidade inicial do Projeto|outline"><text:span text:style-name="T4">6.1.1Necessidade inicial do Projeto<text:tab/>8</text:span></text:a></text:p>
            <text:p text:style-name="P84">6.1.1. Necessidade de suporte pela organização<text:tab/>8</text:p>
            <text:p text:style-name="P25">6.1.1. Necessidade de suporte pela organização<text:tab/>8</text:p>
            <text:p text:style-name="P84">6.1.2. Controle e gerenciamento das informações do projeto<text:tab/>8</text:p>
            <text:p text:style-name="P25">6.1.2. Controle e gerenciamento das informações do projeto<text:tab/>8</text:p>
            <text:p text:style-name="P24"><text:a xlink:type="simple" xlink:href="#7.Assinaturas|outline"><text:span text:style-name="T4">7.Assinaturas<text:tab/>10</text:span></text:a></text:p>
          </text:index-body>
        </text:table-of-content>
        <text:p text:style-name="P59">Termo de Abertura</text:p>
        <text:p text:style-name="P35"/>
        <text:list text:style-name="WW8Num21">
          <text:list-item>
            <text:h text:style-name="P160" text:outline-level="1">Apresentação do Projeto</text:h>
          </text:list-item>
        </text:list>
        <text:p text:style-name="P49"/>
        <text:p text:style-name="P51">O Sistema de Cadastro e Controle para Consultório Odontológico (SCO) será uma solução em software para atender as necessidades do consultório odontológico. O intuito é tornar mais eficiente os serviços prestados, bem como, proporcionar maior segurança e confiabilidade nas informações armazenadas.</text:p>
        <text:p text:style-name="P50"/>
        <text:p text:style-name="P48"/>
        <text:list text:style-name="WW8Num21" text:continue-numbering="true">
          <text:list-item>
            <text:h text:style-name="P163" text:outline-level="1">Um resumo das condições que definem o projeto </text:h>
          </text:list-item>
        </text:list>
        <text:p text:style-name="P34"><text:s text:c="6"/></text:p>
        <text:p text:style-name="P95">Os detentores do conhecimento do negócio trabalham no consultório em questão. A pessoa responsável por fornecer os requisitos se compromete a colaborar fornecendo as suas reais necessidades. Os possíveis usuários do sistema participarão do processo de desenvolvimento dos requisitos, podendo validar necessidades do sistema.</text:p>
        <text:p text:style-name="P94"/>
        <text:p text:style-name="P46"/>
        <text:list text:style-name="WW8Num21" text:continue-numbering="true">
          <text:list-item>
            <text:h text:style-name="P163" text:outline-level="1">Matriz de Responsabilidades</text:h>
          </text:list-item>
        </text:list>
        <text:p text:style-name="P53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75">Nome</text:p>
              </table:table-cell>
              <table:table-cell table:style-name="Tabela3.A1" office:value-type="string">
                <text:p text:style-name="P75">Dados</text:p>
              </table:table-cell>
              <table:table-cell table:style-name="Tabela3.A1" office:value-type="string">
                <text:p text:style-name="P75">Papel</text:p>
              </table:table-cell>
              <table:table-cell table:style-name="Tabela3.A1" office:value-type="string">
                <text:p text:style-name="P18">Empresa</text:p>
                <text:p text:style-name="P76">Área</text:p>
              </table:table-cell>
              <table:table-cell table:style-name="Tabela3.E1" office:value-type="string">
                <text:p text:style-name="P47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20">Vinicius Gardênio Guimarães Rodrigues</text:p>
            </table:table-cell>
            <table:table-cell table:style-name="Tabela3.A2" office:value-type="string">
              <text:p text:style-name="P77">E-mail: </text:p>
              <text:p text:style-name="P93">viiniiciius@gmail.com</text:p>
            </table:table-cell>
            <table:table-cell table:style-name="Tabela3.A2" office:value-type="string">
              <text:p text:style-name="P20">Gerente de Projeto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0">. Acompanhar os trabalhos da TI;</text:p>
              <text:p text:style-name="P19">. Verificar e garantir a qualidade do Produto;</text:p>
              <text:p text:style-name="P19">. Realizar reuniões semanais com a equipe;</text:p>
              <text:p text:style-name="P19">. Gerar toda a documentação gerencial;</text:p>
              <text:p text:style-name="P19">. Desenvolverr arquitetura do sistema;</text:p>
              <text:p text:style-name="P19">. Gerar produto.</text:p>
            </table:table-cell>
          </table:table-row>
          <table:table-row table:style-name="Tabela3.2">
            <table:table-cell table:style-name="Tabela3.A2" office:value-type="string">
              <text:p text:style-name="P20">Lidia Pires Barbosa </text:p>
            </table:table-cell>
            <table:table-cell table:style-name="Tabela3.A2" office:value-type="string">
              <text:p text:style-name="P77">E-mail: </text:p>
              <text:p text:style-name="P77">lidiapiresbarbosa@hotmail.com</text:p>
            </table:table-cell>
            <table:table-cell table:style-name="Tabela3.A2" office:value-type="string">
              <text:p text:style-name="P20">Cliente</text:p>
            </table:table-cell>
            <table:table-cell table:style-name="Tabela3.A2" office:value-type="string">
              <text:p text:style-name="P21">CLIENTE</text:p>
            </table:table-cell>
            <table:table-cell table:style-name="Tabela3.E2" office:value-type="string">
              <text:p text:style-name="P20">. Acompanhar os trabalhos do Datasus;</text:p>
              <text:p text:style-name="P19">. Garantir os recursos solicitados pela TI;</text:p>
              <text:p text:style-name="P19">. Validar o produto Realizar reuniões semanais com a equipe e TI;</text:p>
              <text:p text:style-name="P19">. Assinar e Homologar toda a documentação gerencial;</text:p>
              <text:p text:style-name="P22">. Dar o aceite.</text:p>
            </table:table-cell>
          </table:table-row>
          <table:table-row table:style-name="Tabela3.2">
            <table:table-cell table:style-name="Tabela3.A2" office:value-type="string">
              <text:p text:style-name="P20">Amanda Barbosa Silva</text:p>
            </table:table-cell>
            <table:table-cell table:style-name="Tabela3.A2" office:value-type="string">
              <text:p text:style-name="P77">E-mail: </text:p>
              <text:p text:style-name="P77">amanda.barbosabs@gmail.com</text:p>
              <text:p text:style-name="P78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3">. Obter aceite;</text:p>
              <text:p text:style-name="P23">. Realizar reuniões com o cliente;</text:p>
              <text:p text:style-name="P23">. Elaborar documento de análise;</text:p>
              <text:p text:style-name="P23">. Desenvolvimento do produto;</text:p>
              <text:p text:style-name="P22">. Validar o produto junto com o cliente;</text:p>
              <text:p text:style-name="P22"><text:soft-page-break/>. Garantir a qualidade do produto.</text:p>
            </table:table-cell>
          </table:table-row>
          <table:table-row table:style-name="Tabela3.5">
            <table:table-cell table:style-name="Tabela3.A2" office:value-type="string">
              <text:p text:style-name="P20">Fábio José</text:p>
            </table:table-cell>
            <table:table-cell table:style-name="Tabela3.A2" office:value-type="string">
              <text:p text:style-name="P77">E-mail: fabimgyn@gmail.com</text:p>
              <text:p text:style-name="P79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3">. Acompanhar os trabalhos da TI;</text:p>
              <text:p text:style-name="P23">. Garantir a qualidade do produto;</text:p>
              <text:p text:style-name="P23">. Desenvolvimento do produto;</text:p>
              <text:p text:style-name="P23">. Elaborar documentos de análise;</text:p>
              <text:p text:style-name="P22">. Validar o Produto.</text:p>
            </table:table-cell>
          </table:table-row>
          <table:table-row table:style-name="Tabela3.5">
            <table:table-cell table:style-name="Tabela3.A6" office:value-type="string">
              <text:p text:style-name="P20">Rafael Vieira de Almeida</text:p>
            </table:table-cell>
            <table:table-cell table:style-name="Tabela3.A6" office:value-type="string">
              <text:p text:style-name="P77">E-mail: rhafael.vieira@gmail.com</text:p>
            </table:table-cell>
            <table:table-cell table:style-name="Tabela3.A6" office:value-type="string">
              <text:p text:style-name="P20">Analista , Desenvolvedor , DB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3">. Modelagem de banco de dados</text:p>
              <text:p text:style-name="P23">. Desenvolvimento do produto</text:p>
              <text:p text:style-name="P23">. Validar o Produto</text:p>
              <text:p text:style-name="P23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20">Lena Lúcia Moraes e Guiliano Rangel</text:p>
            </table:table-cell>
            <table:table-cell table:style-name="Tabela3.A6" office:value-type="string">
              <text:p text:style-name="P77"/>
            </table:table-cell>
            <table:table-cell table:style-name="Tabela3.A6" office:value-type="string">
              <text:p text:style-name="P20">Orientação e Consultori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3">.Orientação ao longo do projeto</text:p>
              <text:p text:style-name="P23">. Validação de requisitos</text:p>
              <text:p text:style-name="P23">. Fornecer informações sobre a metodologia do projeto </text:p>
            </table:table-cell>
          </table:table-row>
        </table:table>
        <text:p text:style-name="P52"/>
        <text:list text:style-name="WW8Num21" text:continue-numbering="true">
          <text:list-item>
            <text:h text:style-name="P160" text:outline-level="1">Necessidades básicas do trabalho a ser realizado</text:h>
          </text:list-item>
        </text:list>
        <text:p text:style-name="P32"/>
        <text:p text:style-name="P53">Para a execução do projeto é indispensável a colaboração do cliente fornecendo e validando requisitos. O contratante deve garantir a infraestrutura básica a ser definida neste documento.</text:p>
        <text:p text:style-name="P54"/>
        <text:list text:style-name="WW8Num21" text:continue-numbering="true">
          <text:list-item>
            <text:h text:style-name="P160" text:outline-level="1">Descrição do Projeto</text:h>
          </text:list-item>
        </text:list>
        <text:p text:style-name="P54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1" text:outline-level="3">Escopo do Projeto </text:h>
                  </text:list-item>
                </text:list>
              </text:list-item>
            </text:list>
          </text:list-item>
        </text:list>
        <text:p text:style-name="P45"/>
        <text:p text:style-name="P97">O sistema propõe automatizar o gerenciamento das informações inerentes as rotinas do consultório, são essas: cadastro de pacientes, funcionários, prestadores de serviços, fornecedores, tabela de serviços prestados, dentistas por especialidade, convênios, produtos fornecidos, orçamento (planejamento) por paciente; permitir a emissão de receituários e contratos; <text:s/>agendamento de pacientes. Além de relatórios de serviços prestados e de atendimentos. Funcionalidades que atualmente são realizadas manualmente, além dos novos recursos <text:s/>possibilitados pelo software.</text:p>
        <text:p text:style-name="P97"/>
        <text:p text:style-name="P96">Para controle de acesso do sistema será implantada uma solução baseada em login e senha. Este sub-sistema irá gerenciar as permissões para acesso as funcionalidades do sistema.</text:p>
        <text:p text:style-name="P3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1" text:outline-level="3">Não-Escopo do Projeto </text:h>
                  </text:list-item>
                </text:list>
              </text:list-item>
            </text:list>
          </text:list-item>
        </text:list>
        <text:p text:style-name="P32"/>
        <text:list text:style-name="L1">
          <text:list-item>
            <text:p text:style-name="P152">Tudo o que não estiver definido no sub-item 5.1.1.</text:p>
          </text:list-item>
          <text:list-item>
            <text:p text:style-name="P152">Reforçando que o sistema não oferecerá recursos de controle financeiro (pagamento e recebimento de contas), apesar da solicitação do cliente.</text:p>
          </text:list-item>
          <text:list-item>
            <text:p text:style-name="P152">Embora possua recursos de internalização, apenas a língua portuguesa estará disponível.</text:p>
          </text:list-item>
          <text:list-item>
            <text:p text:style-name="P152">O sistema não se comunicará de forma ativa por meio de e-mails.</text:p>
          </text:list-item>
          <text:list-item>
            <text:p text:style-name="P152">O sistema não informará automaticamente a data de retorno do paciente, apesar da solicitação.</text:p>
          </text:list-item>
          <text:list-item>
            <text:p text:style-name="P152"><text:soft-page-break/>O sistema por si só não garante a segurança das informações armazenadas, ou seja, não é responsável por backup de toda e qualquer informação alimentada.</text:p>
          </text:list-item>
          <text:list-item>
            <text:p text:style-name="P158"><text:span text:style-name="T6">Apesar da solicitação do cliente de que ha</text:span>ja um lugar onde o usuário possa informar sua contas mensais e pagamentos, e que fosse informado quanto à proximidade do vencimento, não será implementado. </text:p>
          </text:list-item>
        </text:list>
        <text:p text:style-name="P80"/>
        <text:p text:style-name="P80"/>
        <text:list text:style-name="WW8Num21">
          <text:list-item text:start-value="1">
            <text:list>
              <text:list-item text:start-value="1">
                <text:list>
                  <text:list-item text:start-value="1">
                    <text:h text:style-name="P141" text:outline-level="3" text:restart-numbering="true" text:start-value="1">Premissas do Projeto </text:h>
                  </text:list-item>
                </text:list>
              </text:list-item>
            </text:list>
          </text:list-item>
        </text:list>
        <text:p text:style-name="P32"/>
        <text:p text:style-name="P98">Para que o projeto seja possível, as premissas apresentadas a seguir devem ser cumpridas.</text:p>
        <text:p text:style-name="P98"/>
        <text:p text:style-name="P99">O produto trabalhará com um infraestrutura básica de no mínimo dois computadores. Será necessária uma máquina para servidor e no mínimo uma máquina para utilização como cliente. Os sistemas deverão ter a configuração mínima recomendada. <text:s/>Os usuários precisam ter conhecimentos básicos em informática para conseguir utilizar o sistema. A infraestrutura de rede que interligará os pontos do sistema precisa ser confiável e não é de responsabilidade do contratado garantir o seu funcionamento, embora seja necessária para o funcionamento.</text:p>
        <text:p text:style-name="P99">O banco de dados da aplicação não poderá ser manipulado manualmente sem consulta prévia, sob consequência de corromper os dados da aplicação, que, consequentemente fará com que a aplicação não funcione de forma adequada.</text:p>
        <text:p text:style-name="P99">Será de responsabilidade do cliente garantir a privacidade e segurança das informações do banco de dados do sistema.</text:p>
        <text:p text:style-name="P80"><text:s/></text:p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1" text:outline-level="3">Produto do Projeto </text:h>
                  </text:list-item>
                </text:list>
              </text:list-item>
            </text:list>
          </text:list-item>
        </text:list>
        <text:p text:style-name="P55"/>
        <text:p text:style-name="P100">O produto do projeto se caracteriza como uma solução em software para o consultório odontológico, permitindo gerenciar de forma eficiente e confiável as informações relativas ao funcionamento do consultório.</text:p>
        <text:p text:style-name="P100"/>
        <text:p text:style-name="P100">Os sistemas web tem como característica a facilidade de acesso através de uma rede de computadores. Por meio de um computador o sistema proposto possibilitará, através de uma interface web, o acesso as funcionalidades. </text:p>
        <text:p text:style-name="P55"/>
        <text:p text:style-name="P38">5.4.1. Requisitos do Usuário</text:p>
        <text:p text:style-name="P32"/>
        <text:p text:style-name="P126">O solução em software apresentada atenderá as necessidades exigidas pelo clientes, definindo suas funcionalidades e, consequentemente, principais características.</text:p>
        <text:p text:style-name="P126"/>
        <text:p text:style-name="P126">O principal objetivo do sistema é tornar ágil as tarefas realizadas pelo usuário, além de garantir novas funcionalidades (atualmente não utilizadas pelo cliente) e garantir a consistência dos dados.</text:p>
        <text:p text:style-name="P126"/>
        <text:p text:style-name="P127">Em um primeiro momento, o cliente nos informou que deseja um sistema de cadastro de seus pacientes e controle de serviços para seu consultório. Os procedimentos são, atualmente, realizados manualmente. Foi relatado que o cadastro de seus pacientes é feito através de uma ficha contendo os campos:</text:p>
        <text:list text:style-name="L2">
          <text:list-item>
            <text:p text:style-name="P168">Nome;</text:p>
          </text:list-item>
          <text:list-item>
            <text:p text:style-name="P168">Categoria (convênio ou particular);</text:p>
          </text:list-item>
          <text:list-item>
            <text:p text:style-name="P168">Data de início do tratamento;</text:p>
          </text:list-item>
          <text:list-item>
            <text:p text:style-name="P168">Data de nascimento;</text:p>
          </text:list-item>
          <text:list-item>
            <text:p text:style-name="P168">Endereço;</text:p>
          </text:list-item>
          <text:list-item>
            <text:p text:style-name="P168">Telefone comercial, residencial, celular e outros;</text:p>
          </text:list-item>
          <text:list-item>
            <text:p text:style-name="P168">Observações;</text:p>
          </text:list-item>
          <text:list-item>
            <text:p text:style-name="P168">Término do tratamento;</text:p>
          </text:list-item>
          <text:list-item>
            <text:p text:style-name="P168"><text:soft-page-break/>Data de retorno;</text:p>
          </text:list-item>
          <text:list-item>
            <text:p text:style-name="P168">Odontograma;</text:p>
          </text:list-item>
          <text:list-item>
            <text:p text:style-name="P168">Anamnese (folha anexada à ficha de cadastro);</text:p>
          </text:list-item>
          <text:list-item>
            <text:p text:style-name="P168">Planejamento;</text:p>
          </text:list-item>
          <text:list-item>
            <text:p text:style-name="P168">Honorários.</text:p>
          </text:list-item>
        </text:list>
        <text:p text:style-name="P128"/>
        <text:p text:style-name="P128">O cliente sugeriu que fosse adicionado os seguintes campos a ficha de cadastro de paciente:</text:p>
        <text:list text:style-name="L3">
          <text:list-item>
            <text:p text:style-name="P181">E-mail;</text:p>
          </text:list-item>
          <text:list-item>
            <text:p text:style-name="P181">Quem indicou;</text:p>
          </text:list-item>
          <text:list-item>
            <text:p text:style-name="P181">Mãe e pai (responsáveis para menores).</text:p>
          </text:list-item>
        </text:list>
        <text:p text:style-name="P167"/>
        <text:p text:style-name="P167">Os campos permitem a caracteriazação do paciente, o controle dos serviços prestados e dos honorários recebidos e a receber, facilita o contato com o paciente.</text:p>
        <text:p text:style-name="P167"/>
        <text:p text:style-name="P167">O cliente informou que atualmente preenche receituários e atestados manualmente e solicitou que o sistema disponibilizasse a edição dos mesmos e permitesse a impressão dos documentos. Para o preenchimento dos atestados, o cliente utiliza a tabela CID (Classificação Internacional de Doenças) e solicitou que essa tabela fosse disponibilizada no sistema e tivesse um vínculo com a tela de atestados para uso no momento de edição do mesmo. Isso tornaria o proceimento mais ágil, pois não seria necessária a procura do código em um papel e nem memorização do código para inserir no atestado.</text:p>
        <text:p text:style-name="P167"/>
        <text:p text:style-name="P167">As consultas são marcadas por meio de uma agenda. O cliente solicitou que fosse disponibilizada uma agenda de fácil acesso a outros meses e anos para a marcação das consultas e dos retornos. Foi solicitado ainda que o sistema informasse automaticamente a data de retorno do paciente, para entrar em contato, e que fosse enviado um e-mail para o aviso do retorno e para que o paciente pudesse entrar em contato e marcar a sua consulta de retorno.</text:p>
        <text:p text:style-name="P167"/>
        <text:p text:style-name="P167">O cliente utiliza atualmente uma agenda telefônica para registrar outros dentistas por especialidade e, assim, poder encaminhar seus pacientes a um especialista. Registra também seus fornecedores, prestadores de serviços e convênios que atende. O cliente solicitou que o sistema disponibilize os cadastros citados para melhor controle de seus registros e facilidade no acesso a informação.</text:p>
        <text:p text:style-name="P167"/>
        <text:p text:style-name="P167">Foi solicitado o cadastro de uma tabela de serviços, onde o odontólogo pudesse cadastrar os serviços que presta a seus pacientes e que essa tabela possuísse um vínculo com os honorários.</text:p>
        <text:p text:style-name="P167"/>
        <text:p text:style-name="P189"><text:span text:style-name="T17">Foi solicitado também, um controle de caixa, onde o cliente poderia informar as entradas e saídas do dia (pagamentos e recebimento de contas), que atualmente são realizados manualmente em um caderno de registros. Além de que h</text:span><text:span text:style-name="T13">aja um lugar onde possa informar sua contas mensais e pagamentos e que fosse informado quanto a proximidade do vencimento.</text:span></text:p>
        <text:p text:style-name="P184"/>
        <text:p text:style-name="P184">Foi ainda solicitado que:</text:p>
        <text:list text:style-name="L4">
          <text:list-item>
            <text:p text:style-name="P185">O planejamento (orçamento) fosse em forma de uma tabela e que esta possua os seguintes itens: Dente – Face <text:s/>- Procedimento – Valor – Total.</text:p>
          </text:list-item>
          <text:list-item>
            <text:p text:style-name="P185">A tabela de honorários composta por forma de pagamento (à vista ou parcelas) e que fosse vinculada ao paciente.</text:p>
          </text:list-item>
          <text:list-item>
            <text:p text:style-name="P185">A ficha de anamnese esteja junto ao cadastro de clientes.</text:p>
          </text:list-item>
          <text:list-item>
            <text:p text:style-name="P185">Relatórios de serviços prestados e de atendimento.</text:p>
          </text:list-item>
        </text:list>
        <text:p text:style-name="P184"/>
        <text:p text:style-name="P184">As funcionalidades acima solicitadas e listadas pelo clientes serão fornecidas através de uma interface amigável e de fácil manuseio, permitindo a agilidade nos procedimentos realizados.</text:p>
        <text:p text:style-name="P28"/>
        <text:p text:style-name="P28"/>
        <text:p text:style-name="P26"><text:soft-page-break/><text:span text:style-name="Título_20_5_20_Char"><text:span text:style-name="T12">5.4.1.1 [Requisito</text:span></text:span><text:span text:style-name="T5">]</text:span></text:p>
        <text:p text:style-name="P27"/>
        <text:p text:style-name="P88"><text:s/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02">Identificação</text:p>
            </table:table-cell>
            <table:table-cell table:style-name="Table1.A1" office:value-type="string">
              <text:p text:style-name="P103">Requisito</text:p>
            </table:table-cell>
          </table:table-row>
          <table:table-row>
            <table:table-cell office:value-type="string">
              <text:p text:style-name="P104">R01</text:p>
            </table:table-cell>
            <table:table-cell office:value-type="string">
              <text:p text:style-name="P105">Manter pacientes – Permite o cadastro de pacientes</text:p>
            </table:table-cell>
          </table:table-row>
          <table:table-row>
            <table:table-cell office:value-type="string">
              <text:p text:style-name="P104">R02</text:p>
            </table:table-cell>
            <table:table-cell office:value-type="string">
              <text:p text:style-name="P105">Manter fornecedores – Permite o cadastro dos fornecedores</text:p>
            </table:table-cell>
          </table:table-row>
          <table:table-row>
            <table:table-cell office:value-type="string">
              <text:p text:style-name="P104">R03</text:p>
            </table:table-cell>
            <table:table-cell office:value-type="string">
              <text:p text:style-name="P105">Manter prestadores de serviços - Permite o cadastro dos prestadores de serviços</text:p>
            </table:table-cell>
          </table:table-row>
          <table:table-row>
            <table:table-cell office:value-type="string">
              <text:p text:style-name="P104">R04</text:p>
            </table:table-cell>
            <table:table-cell office:value-type="string">
              <text:p text:style-name="P105">Manter Dentistas por especialidades - Permite o cadastro de dentistas para indicação aos seus pacientes</text:p>
            </table:table-cell>
          </table:table-row>
          <table:table-row>
            <table:table-cell office:value-type="string">
              <text:p text:style-name="P104">R05</text:p>
            </table:table-cell>
            <table:table-cell office:value-type="string">
              <text:p text:style-name="P105">Manter convênios - Permite o cadastro dos dos convênios que o ondontólogo atende</text:p>
            </table:table-cell>
          </table:table-row>
          <table:table-row>
            <table:table-cell office:value-type="string">
              <text:p text:style-name="P104">R06</text:p>
            </table:table-cell>
            <table:table-cell office:value-type="string">
              <text:p text:style-name="P105">Manter orçamento (planejamento) – Permite a descrição dos procedimentos a serem realizados no paciente</text:p>
            </table:table-cell>
          </table:table-row>
          <table:table-row>
            <table:table-cell office:value-type="string">
              <text:p text:style-name="P104">R07</text:p>
            </table:table-cell>
            <table:table-cell office:value-type="string">
              <text:p text:style-name="P105">Editar receituário – Permite a edição de receituários e atestados</text:p>
            </table:table-cell>
          </table:table-row>
          <table:table-row>
            <table:table-cell office:value-type="string">
              <text:p text:style-name="P104">R08</text:p>
            </table:table-cell>
            <table:table-cell office:value-type="string">
              <text:p text:style-name="P105">Manter tabela de serviços – Cadastro dos serviços prestados pelo odontólogo</text:p>
            </table:table-cell>
          </table:table-row>
          <table:table-row>
            <table:table-cell office:value-type="string">
              <text:p text:style-name="P104">R09</text:p>
            </table:table-cell>
            <table:table-cell office:value-type="string">
              <text:p text:style-name="P105">Relatórios – Permite que o odontólogo faça relatórios de serviços prestados e do número de atendimentos realizados</text:p>
            </table:table-cell>
          </table:table-row>
          <table:table-row>
            <table:table-cell office:value-type="string">
              <text:p text:style-name="P104">R10</text:p>
            </table:table-cell>
            <table:table-cell office:value-type="string">
              <text:p text:style-name="P105">Efetuar login – Logar no sistema para acesso as funcionalidades</text:p>
            </table:table-cell>
          </table:table-row>
          <table:table-row>
            <table:table-cell office:value-type="string">
              <text:p text:style-name="P104">R11</text:p>
            </table:table-cell>
            <table:table-cell office:value-type="string">
              <text:p text:style-name="P105">Manter usuários – Permite o cadastro de dos usuários do sistema</text:p>
            </table:table-cell>
          </table:table-row>
        </table:table>
        <text:p text:style-name="P88"/>
        <text:p text:style-name="P28"/>
        <text:p text:style-name="P82">5.4.2. Restrições do produto</text:p>
        <text:p text:style-name="P82"/>
        <text:p text:style-name="P101">O uso do Software é destinado a um usuário final. O Software será disponibilizado e poderá ser utilizado pelo cliente e para seu uso pessoal e/ou comercial. Para um usuário final de entidade comercial, o Software pode ser utilizado por você e por seus funcionários para uso interno.</text:p>
        <text:p text:style-name="P101"/>
        <text:p text:style-name="P101">Exceto quando for especificamente licenciado pelo contratado, o cliente não poderá usar o Software em conexão com quaisquer produtos, sistemas ou aplicativos instalados ou conectados a/ou outros sistemas.</text:p>
        <text:p text:style-name="P56"/>
        <text:p text:style-name="P38">5.4.3. Critério de qualidade do produto</text:p>
        <text:p text:style-name="P32"/>
        <text:p text:style-name="P111">Robustez e Performance - Para que garantir a robustez do sistema os seguintes critérios devem ser atendidos:</text:p>
        <text:list text:style-name="L5">
          <text:list-item>
            <text:p text:style-name="P112">Servidor de aplicação dedicado com mínino de:</text:p>
          </text:list-item>
        </text:list>
        <text:list text:style-name="L6">
          <text:list-item>
            <text:list>
              <text:list-item>
                <text:p text:style-name="P113">2 GB de memória DDR2 800 Mhz;</text:p>
              </text:list-item>
              <text:list-item>
                <text:p text:style-name="P113">Processador com 2 núcleos 2.0 Ghz 800 Mhz de FSB;</text:p>
              </text:list-item>
              <text:list-item>
                <text:p text:style-name="P113"><text:soft-page-break/>Placa de rede GigaBit (1.000 MB/s);</text:p>
              </text:list-item>
              <text:list-item>
                <text:p text:style-name="P113">Demais componentes.</text:p>
                <text:p text:style-name="P113"/>
              </text:list-item>
            </text:list>
          </text:list-item>
        </text:list>
        <text:list text:style-name="L7">
          <text:list-item>
            <text:p text:style-name="P129">Servidor de banco de dados dedicado:</text:p>
          </text:list-item>
        </text:list>
        <text:list text:style-name="L6">
          <text:list-item text:start-value="1">
            <text:list>
              <text:list-item text:start-value="1">
                <text:p text:style-name="P113">4 GB de memória DDR2 800 Mhz;</text:p>
              </text:list-item>
              <text:list-item>
                <text:p text:style-name="P113">Processador com 2 núcleos 2.0 Ghz 800 Mhz de FSB;</text:p>
              </text:list-item>
              <text:list-item>
                <text:p text:style-name="P113">HD 10.000 RPM de no mínino 80 GB;</text:p>
              </text:list-item>
              <text:list-item>
                <text:p text:style-name="P113">Placa de rede GigaBit (1.000 MB/s);</text:p>
              </text:list-item>
              <text:list-item>
                <text:p text:style-name="P113">Demais componentes.</text:p>
                <text:p text:style-name="P113"/>
              </text:list-item>
            </text:list>
          </text:list-item>
        </text:list>
        <text:p text:style-name="P111">O sistema deve se manter estável com as configurações mínimas recomendadas.</text:p>
        <text:p text:style-name="P111">Tolerância a falhas - Caso ocorrão erros, o sistema garantirá a integridade dos dados. O contratado se compromete a corrigir problemas caracterizados como falhas do sistema sem custo adicional.</text:p>
        <text:p text:style-name="P111">Usabilidade – A usabilidade do sistema será favorecida por meio de interfaces amigáveis.</text:p>
        <text:p text:style-name="P125">Padrões aplicáveis - O ambiente utilizado será o “Microsoft Windows” na plataforma PC WIN 32, o qual deverá ser configurado previamente pelo cliente, e banco de dados “My SQL Server”.</text:p>
        <text:p text:style-name="P124">Garantia de qualidade - Será aplicado no ciclo de vida do software um modelo baseado em processos. </text:p>
        <text:p text:style-name="P137"/>
        <text:p text:style-name="P28"/>
        <text:list text:style-name="WW8Num21">
          <text:list-item text:start-value="1">
            <text:list>
              <text:list-item text:start-value="1">
                <text:list>
                  <text:list-item text:start-value="1">
                    <text:h text:style-name="P141" text:outline-level="3" text:restart-numbering="true" text:start-value="1">Lista de Riscos</text:h>
                  </text:list-item>
                </text:list>
              </text:list-item>
            </text:list>
          </text:list-item>
        </text:list>
        <text:p text:style-name="P85"/>
        <text:list text:style-name="L8">
          <text:list-item>
            <text:p text:style-name="P130">Não colaboração do cliente no fornecimento e validação dos requisitos;</text:p>
          </text:list-item>
          <text:list-item>
            <text:p text:style-name="P130">Indisponibilidade de membros da equipe;</text:p>
          </text:list-item>
          <text:list-item>
            <text:p text:style-name="P130">Falta de conhecimento do negócio;</text:p>
          </text:list-item>
          <text:list-item>
            <text:p text:style-name="P130">Falta de participação do cliente na tomada de decisões;</text:p>
          </text:list-item>
          <text:list-item>
            <text:p text:style-name="P130">Não fornecimento da infraestrutura básica por parte do cliente.</text:p>
          </text:list-item>
        </text:list>
        <text:p text:style-name="P32"/>
        <text:p text:style-name="P32"/>
        <text:list text:style-name="WW8Num21">
          <text:list-item text:start-value="1">
            <text:list>
              <text:list-item text:start-value="1">
                <text:list>
                  <text:list-item text:start-value="1">
                    <text:h text:style-name="P141" text:outline-level="3" text:restart-numbering="true" text:start-value="1">Prioridades</text:h>
                  </text:list-item>
                </text:list>
              </text:list-item>
            </text:list>
          </text:list-item>
        </text:list>
        <text:p text:style-name="P136"/>
        <text:p text:style-name="P135">A versão 1 do sistema deve contemplar as seguintes características:</text:p>
        <text:p text:style-name="P89">Logon</text:p>
        <text:p text:style-name="P89">Cadastro dos usuários do sistema</text:p>
        <text:p text:style-name="P89"/>
        <text:p text:style-name="P41">A versão 2 deve incluir:</text:p>
        <text:p text:style-name="P139"><text:span text:style-name="T16">Cadastro de pacientes</text:span></text:p>
        <text:p text:style-name="P89"><text:span text:style-name="T14">Cadastro dos serviços prestados</text:span></text:p>
        <text:p text:style-name="P89"/>
        <text:p text:style-name="P89"/>
        <text:p text:style-name="P159">As características para a versão 3 ainda não estão definidas. Só está previsto que herdará as funcionalidades já existentes.</text:p>
        <text:p text:style-name="P40"/>
        <text:p text:style-name="P40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7" text:outline-level="3">Referências</text:h>
                  </text:list-item>
                </text:list>
              </text:list-item>
            </text:list>
          </text:list-item>
        </text:list>
        <text:p text:style-name="P73"/>
        <text:p text:style-name="P43"/>
        <table:table table:name="Tabela4" table:style-name="Tabela4">
          <table:table-column table:style-name="Tabela4.A"/>
          <table:table-column table:style-name="Tabela4.B"/>
          <text:soft-page-break/>
          <table:table-row table:style-name="Tabela4.1">
            <table:table-cell table:style-name="Tabela4.A1" office:value-type="string">
              <text:p text:style-name="P44">1.</text:p>
            </table:table-cell>
            <table:table-cell table:style-name="Tabela4.A1" office:value-type="string">
              <text:p text:style-name="P69"><text:span text:style-name="T4">Tabela CID (Classificação Internaciona de Doenças) disponível na url: </text:span><text:a xlink:type="simple" xlink:href="http://cfo.org.br/wp-content/uploads/2009/09/cid.pdf">http://cfo.org.br/wp-content/uploads/2009/09/cid.pdf</text:a></text:p>
            </table:table-cell>
          </table:table-row>
          <table:table-row table:style-name="Tabela4.1">
            <table:table-cell table:style-name="Tabela4.A1" office:value-type="string">
              <text:p text:style-name="P44">2.</text:p>
            </table:table-cell>
            <table:table-cell table:style-name="Tabela4.A1" office:value-type="string">
              <text:p text:style-name="P69">Ficha de Anamnse disponível na url: <text:a xlink:type="simple" xlink:href="http://www.amweb.com.br/odonto/arquivos/ficha_clinica_odontologica.doc"><text:span text:style-name="T18">http://www.amweb.com.br/odonto/arquivos/ficha_clinica_odontologica.doc</text:span></text:a> </text:p>
            </table:table-cell>
          </table:table-row>
        </table:table>
        <text:h text:style-name="P106" text:outline-level="3"/>
        <text:p text:style-name="P3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8" text:outline-level="3">Cronograma básico do projeto</text:h>
                  </text:list-item>
                </text:list>
              </text:list-item>
            </text:list>
          </text:list-item>
        </text:list>
        <text:p text:style-name="P32"/>
        <text:p text:style-name="P42">[Esta de seção informa a previsão início e a duração.]</text:p>
        <text:p text:style-name="P4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8" text:outline-level="3">Estimativas iniciais de custo</text:h>
                  </text:list-item>
                </text:list>
              </text:list-item>
            </text:list>
          </text:list-item>
        </text:list>
        <text:p text:style-name="P32"/>
        <text:p text:style-name="P91">[Esta seção informa o orçamento do projeto.] </text:p>
        <text:p text:style-name="P91"/>
        <text:p text:style-name="P91"/>
        <text:list text:style-name="WW8Num21" text:continue-numbering="true">
          <text:list-item>
            <text:h text:style-name="P165" text:outline-level="1">Administração</text:h>
          </text:list-item>
        </text:list>
        <text:p text:style-name="P3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8" text:outline-level="3">Necessidade inicial do Projeto</text:h>
                  </text:list-item>
                </text:list>
              </text:list-item>
            </text:list>
          </text:list-item>
        </text:list>
        <text:p text:style-name="P32"/>
        <text:p text:style-name="P42">[Descrever a necessidade inicial de recursos humanos, equipamentos e material – descrição breve da equipe.]</text:p>
        <text:p text:style-name="P42"/>
        <text:p text:style-name="P39">6.1.1. Necessidade de suporte pela organização</text:p>
        <text:p text:style-name="P39"/>
        <text:p text:style-name="P29">[Descrever se existe uma necessidade de apoio organizacional ou se o projeto será considerado como um projeto isolado.]</text:p>
        <text:p text:style-name="P92"/>
        <text:p text:style-name="P39">6.1.2. Controle e gerenciamento das informações do projeto</text:p>
        <text:p text:style-name="P39"/>
        <text:p text:style-name="P29">Todas as informações referentes ao projeto estão sendo armazenadas no serviço Gooogle Code. As informações podem ser acessadas através da url: <text:a xlink:type="simple" xlink:href="http://code.google.com/p/openodonto/">http://code.google.com/p/openodonto/</text:a>.</text:p>
        <text:p text:style-name="P32"/>
        <text:p text:style-name="P42"/>
        <text:p text:style-name="P32"/>
        <text:p text:style-name="P32"/>
        <text:h text:style-name="P74" text:outline-level="3"/>
        <text:p text:style-name="P81"/>
        <text:h text:style-name="P57" text:outline-level="6"/>
        <text:p text:style-name="P86"/>
        <text:p text:style-name="P87"/>
        <text:list text:style-name="WW8Num21" text:continue-numbering="true">
          <text:list-item>
            <text:h text:style-name="P166" text:outline-level="1">Assinaturas</text:h>
          </text:list-item>
        </text:list>
        <text:p text:style-name="P32"/>
        <text:p text:style-name="P61"><text:span text:style-name="T9">Os abaixo assinados estão de acordo com o conteúdo do documento “</text:span><text:span text:style-name="T10">Termo de Abertura</text:span><text:span text:style-name="T9">”, do Sistema &lt;</text:span><text:span text:style-name="T11">Nome do Sistema</text:span><text:span text:style-name="T9">&gt;, versão </text:span><text:span text:style-name="T11">9.9</text:span><text:span text:style-name="T15">,</text:span><text:span text:style-name="T11"> Módulo </text:span><text:span text:style-name="T9">&lt;</text:span><text:span text:style-name="T11">Nome do Módulo – apenas se o Sistema estiver repartido em Módulos</text:span><text:span text:style-name="T9">&gt;, release </text:span><text:span text:style-name="T11">9.9</text:span><text:span text:style-name="T15"> &lt;Nº. da versão do módulo&gt;</text:span><text:span text:style-name="T9">.</text:span></text:p>
        <text:p text:style-name="P8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71"/>
              <text:p text:style-name="P70">Data: ___/___/_____</text:p>
              <text:p text:style-name="P70"/>
              <text:p text:style-name="P70"/>
              <text:p text:style-name="P72"/>
            </table:table-cell>
            <table:table-cell table:style-name="Tabela5.A1" office:value-type="string">
              <text:p text:style-name="P71"/>
              <text:p text:style-name="P70">Data: ___/___/_____</text:p>
              <text:p text:style-name="P70"/>
              <text:p text:style-name="P70"/>
              <text:p text:style-name="P72"/>
            </table:table-cell>
          </table:table-row>
          <table:table-row table:style-name="Tabela5.2">
            <table:table-cell table:style-name="Tabela5.A1" office:value-type="string">
              <text:p text:style-name="P90">Nome Completo</text:p>
              <text:p text:style-name="P65">Papel e/ou cargo</text:p>
              <text:p text:style-name="P65"/>
            </table:table-cell>
            <table:table-cell table:style-name="Tabela5.A1" office:value-type="string">
              <text:p text:style-name="P90">Nome Completo</text:p>
              <text:p text:style-name="P65">Papel e/ou cargo</text:p>
            </table:table-cell>
          </table:table-row>
        </table:table>
        <text:p text:style-name="P83"/>
        <text:p text:style-name="P83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71"/>
              <text:p text:style-name="P70">Data: ___/___/_____</text:p>
              <text:p text:style-name="P70"/>
              <text:p text:style-name="P70"/>
              <text:p text:style-name="P72"/>
            </table:table-cell>
            <table:table-cell table:style-name="Tabela6.A1" office:value-type="string">
              <text:p text:style-name="P71"/>
              <text:p text:style-name="P70">Data: ___/___/_____</text:p>
              <text:p text:style-name="P70"/>
              <text:p text:style-name="P70"/>
              <text:p text:style-name="P72"/>
            </table:table-cell>
          </table:table-row>
          <table:table-row table:style-name="Tabela6.2">
            <table:table-cell table:style-name="Tabela6.A1" office:value-type="string">
              <text:p text:style-name="P90">Nome Completo</text:p>
              <text:p text:style-name="P65">Papel e/ou cargo</text:p>
            </table:table-cell>
            <table:table-cell table:style-name="Tabela6.A1" office:value-type="string">
              <text:p text:style-name="P90">Nome Completo</text:p>
              <text:p text:style-name="P65">Papel e/ou cargo</text:p>
            </table:table-cell>
          </table:table-row>
        </table:table>
        <text:p text:style-name="P32"/>
        <text:p text:style-name="P3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list-style-name="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">
      <text:list-level-style-number text:level="1" style:num-format="1" text:start-value="2"/>
      <text:list-level-style-number text:level="2" style:num-format="1" text:start-value="3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">
        <style:text-properties style:font-name="Symbol"/>
      </text:list-level-style-bullet>
      <text:list-level-style-bullet text:level="2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text-properties style:font-name="Wingdings"/>
      </text:list-level-style-bullet>
      <text:list-level-style-bullet text:level="4" text:style-name="WW8Num5z0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text-properties style:font-name="Wingdings"/>
      </text:list-level-style-bullet>
      <text:list-level-style-bullet text:level="7" text:style-name="WW8Num5z0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text:style-name="WW8Num6z0" style:num-format="1" text:start-value="2"/>
      <text:list-level-style-number text:level="2" text:style-name="WW8Num6z1" style:num-format="1" text:start-value="4" text:display-levels="2"/>
      <text:list-level-style-number text:level="3" text:style-name="WW8Num6z0" style:num-format="1" text:display-levels="3"/>
      <text:list-level-style-number text:level="4" text:style-name="WW8Num6z0" style:num-format="1" text:display-levels="4"/>
      <text:list-level-style-number text:level="5" text:style-name="WW8Num6z0" style:num-format="1" text:display-levels="5"/>
      <text:list-level-style-number text:level="6" text:style-name="WW8Num6z0" style:num-format="1" text:display-levels="6"/>
      <text:list-level-style-number text:level="7" text:style-name="WW8Num6z0" style:num-format="1" text:display-levels="7"/>
      <text:list-level-style-number text:level="8" text:style-name="WW8Num6z0" style:num-format="1" text:display-levels="8"/>
      <text:list-level-style-number text:level="9" text:style-name="WW8Num6z0" style:num-format="1" text:display-levels="9"/>
      <text:list-level-style-number text:level="10" style:num-suffix="." style:num-format="1"/>
    </text:list-style>
    <text:list-style style:name="WW8Num7" text:consecutive-numbering="true">
      <text:list-level-style-bullet text:level="1" text:style-name="WW8Num7z0" style:num-suffix="." text:bullet-char="">
        <style:text-properties style:font-name="Wingdings"/>
      </text:list-level-style-bullet>
      <text:list-level-style-bullet text:level="2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text-properties style:font-name="Wingdings"/>
      </text:list-level-style-bullet>
      <text:list-level-style-bullet text:level="4" text:style-name="WW8Num7z3" style:num-suffix="." text:bullet-char="">
        <style:text-properties style:font-name="Symbol"/>
      </text:list-level-style-bullet>
      <text:list-level-style-bullet text:level="5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text-properties style:font-name="Wingdings"/>
      </text:list-level-style-bullet>
      <text:list-level-style-bullet text:level="7" text:style-name="WW8Num7z3" style:num-suffix="." text:bullet-char="">
        <style:text-properties style:font-name="Symbol"/>
      </text:list-level-style-bullet>
      <text:list-level-style-bullet text:level="8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 text:start-value="3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9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">
        <style:text-properties style:font-name="Wingdings"/>
      </text:list-level-style-bullet>
      <text:list-level-style-bullet text:level="2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number text:level="1" style:num-suffix="." style:num-format="1" text:start-value="9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0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2" text:consecutive-numbering="true">
      <text:list-level-style-bullet text:level="1" text:style-name="WW8Num22z0" style:num-suffix="." text:bullet-char="">
        <style:text-properties style:font-name="Symbol"/>
      </text:list-level-style-bullet>
      <text:list-level-style-bullet text:level="2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text-properties style:font-name="Wingdings"/>
      </text:list-level-style-bullet>
      <text:list-level-style-bullet text:level="4" text:style-name="WW8Num22z0" style:num-suffix="." text:bullet-char="">
        <style:text-properties style:font-name="Symbol"/>
      </text:list-level-style-bullet>
      <text:list-level-style-bullet text:level="5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text-properties style:font-name="Wingdings"/>
      </text:list-level-style-bullet>
      <text:list-level-style-bullet text:level="7" text:style-name="WW8Num22z0" style:num-suffix="." text:bullet-char="">
        <style:text-properties style:font-name="Symbol"/>
      </text:list-level-style-bullet>
      <text:list-level-style-bullet text:level="8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5">
      <text:list-level-style-bullet text:level="1" text:style-name="WW8Num25z0" style:num-suffix="." text:bullet-char="">
        <style:text-properties style:font-name="Wingdings"/>
      </text:list-level-style-bullet>
      <text:list-level-style-bullet text:level="2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text-properties style:font-name="Wingdings"/>
      </text:list-level-style-bullet>
      <text:list-level-style-bullet text:level="4" text:style-name="WW8Num25z3" style:num-suffix="." text:bullet-char="">
        <style:text-properties style:font-name="Symbol"/>
      </text:list-level-style-bullet>
      <text:list-level-style-bullet text:level="5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text-properties style:font-name="Wingdings"/>
      </text:list-level-style-bullet>
      <text:list-level-style-bullet text:level="7" text:style-name="WW8Num25z3" style:num-suffix="." text:bullet-char="">
        <style:text-properties style:font-name="Symbol"/>
      </text:list-level-style-bullet>
      <text:list-level-style-bullet text:level="8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6" text:consecutive-numbering="true">
      <text:list-level-style-bullet text:level="1" text:style-name="WW8Num26z0" style:num-suffix="." text:bullet-char="">
        <style:text-properties style:font-name="Wingdings"/>
      </text:list-level-style-bullet>
      <text:list-level-style-number text:level="2" text:style-name="WW8Num26z1" style:num-suffix="." style:num-format="1"/>
      <text:list-level-style-bullet text:level="3" text:style-name="WW8Num26z2" style:num-suffix="." text:bullet-char="">
        <style:text-properties style:font-name="Wingdings"/>
      </text:list-level-style-bullet>
      <text:list-level-style-bullet text:level="4" text:style-name="WW8Num26z3" style:num-suffix="." text:bullet-char="">
        <style:text-properties style:font-name="Symbol"/>
      </text:list-level-style-bullet>
      <text:list-level-style-bullet text:level="5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text-properties style:font-name="Wingdings"/>
      </text:list-level-style-bullet>
      <text:list-level-style-bullet text:level="7" text:style-name="WW8Num26z3" style:num-suffix="." text:bullet-char="">
        <style:text-properties style:font-name="Symbol"/>
      </text:list-level-style-bullet>
      <text:list-level-style-bullet text:level="8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7">
      <text:list-level-style-number text:level="1" text:style-name="WW8Num27z0" style:num-format="1" text:start-value="2"/>
      <text:list-level-style-number text:level="2" text:style-name="WW8Num27z0" style:num-format="1" text:start-value="4" text:display-levels="2"/>
      <text:list-level-style-number text:level="3" text:style-name="WW8Num27z0" style:num-format="1" text:display-levels="3"/>
      <text:list-level-style-number text:level="4" text:style-name="WW8Num27z0" style:num-format="1" text:display-levels="4"/>
      <text:list-level-style-number text:level="5" text:style-name="WW8Num27z0" style:num-format="1" text:display-levels="5"/>
      <text:list-level-style-number text:level="6" text:style-name="WW8Num27z0" style:num-format="1" text:display-levels="6"/>
      <text:list-level-style-number text:level="7" text:style-name="WW8Num27z0" style:num-format="1" text:display-levels="7"/>
      <text:list-level-style-number text:level="8" text:style-name="WW8Num27z0" style:num-format="1" text:display-levels="8"/>
      <text:list-level-style-number text:level="9" text:style-name="WW8Num27z0" style:num-format="1" text:display-levels="9"/>
      <text:list-level-style-number text:level="10" style:num-suffix="." style:num-format="1"/>
    </text:list-style>
    <text:list-style style:name="WW8Num2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" text:consecutive-numbering="true">
      <text:list-level-style-bullet text:level="1" text:style-name="WW8Num29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0">
      <text:list-level-style-number text:level="1" style:num-format="1" text:start-value="2"/>
      <text:list-level-style-number text:level="2" style:num-prefix="2.6" style:num-format="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2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28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2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7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3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do Projeto - Termo de Abertura</text:span><text:span text:style-name="Page_20_Number"><text:span text:style-name="T3"><text:tab/></text:span></text:span><text:span text:style-name="Page_20_Number"><text:span text:style-name="T2">mds - tda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1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05:23</meta:creation-date>
    <dc:date>2010-03-05T20:27:09</dc:date>
    <meta:editing-cycles>49</meta:editing-cycles>
    <meta:editing-duration>PT7H14M28S</meta:editing-duration>
    <meta:user-defined meta:name="Info 1"/>
    <meta:user-defined meta:name="Info 2"/>
    <meta:user-defined meta:name="Info 3"/>
    <meta:user-defined meta:name="Info 4"/>
    <meta:document-statistic meta:table-count="7" meta:image-count="2" meta:object-count="0" meta:page-count="11" meta:paragraph-count="272" meta:word-count="2319" meta:character-count="15330"/>
  </office:meta>
</office:document-meta>
</file>